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00:55:12.57418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4-16T02:16:45.449511562</dc:date>
    <meta:editing-duration>P2DT9H17M16S</meta:editing-duration>
    <meta:editing-cycles>40</meta:editing-cycles>
    <meta:generator>LibreOffice/6.1.4.2$Linux_X86_64 LibreOffice_project/10$Build-2</meta:generator>
    <meta:document-statistic meta:table-count="6" meta:cell-count="670" meta:object-count="0"/>
  </office:meta>
</office:document-meta>
</file>